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officeooo:rsid="0015f499" officeooo:paragraph-rsid="0015f499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6">
        <text:h text:style-name="Heading_20_3" text:outline-level="3"><text:bookmark-start text:name="__RefHeading___Toc62828_1640206654"/><text:alphabetical-index-mark-start text:id="IMark92328220"/>Navigation<text:bookmark-end text:name="__RefHeading___Toc62828_1640206654"/><text:alphabetical-index-mark-end text:id="IMark92328220"/></text:h>
        <text:p text:style-name="Textkörper_20_Einrückung_20_Organon">Um Dateien/Ordner im Baum durch Ziehen zu verschieben, müssen Sie mit gedrückter linker Maustaste am <text:span text:style-name="T1">Text</text:span> des Eintrages ziehen. Ein Pfeil zeigt den Ort, an dem die Dateien/Ordner eingefügt werden. Ein Ordner kann nicht in sich selbst verschoben werden (es erscheint ein roter Punkt). </text:p>
        <text:p text:style-name="Textkörper_20_Einrückung_20_Organon"/>
        <text:p text:style-name="P1">Um einen Ordner zu öffnen oder zu schließen, klicken sie doppelt auf sein Ic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18:07.148000000</dc:date>
    <meta:editing-duration>P0D</meta:editing-duration>
    <meta:editing-cycles>1</meta:editing-cycles>
    <meta:document-statistic meta:table-count="0" meta:image-count="0" meta:object-count="0" meta:page-count="1" meta:paragraph-count="3" meta:word-count="59" meta:character-count="373" meta:non-whitespace-character-count="316"/>
    <meta:generator>LibreOffice/5.0.4.2$Windows_x86 LibreOffice_project/2b9802c1994aa0b7dc6079e128979269cf95bc78</meta:generator>
  </office:meta>
</office:document-meta>
</file>